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and then returned to the client. This ensures that the next lookup for K (by <text:span text:style-name="T1">any</text:span> client) will find K,V in the cache and does not have to perform a DB lookup.</text:p>
      <text:p text:style-name="Text_20_body">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text:soft-page-break/>should be evicted from the cache. The time stamp is given in seconds, 0 means don't expire<text:note text:id="ftn1"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3" draw:name="Object1" text:anchor-type="paragraph" svg:x="0in" svg:y="0in" svg:width="4.5283in" style:rel-width="109%" svg:height="4.5118in" style:rel-height="94%"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JGroups implementation</text:h>
      <text:p text:style-name="Text_20_body">PartitionedHashMap is an implementation of memcached on top of JGroups, written completely in Java. It has a couple of advantages over memcached:</text:p>
      <text:list text:style-name="L1">
        <text:list-item>
          <text:p text:style-name="P1">Java clients and PartitionedHashMap can run in the same address space and therefore don't need to use the memcached protocol to communicate. The latter is text based<text:note text:id="ftn2" text:note-class="footnote"><text:note-citation>2</text:note-citation><text:note-body><text:p text:style-name="Footnote">There has been talk of a binary protocol for memcached, but this hasn't materialized yet (as of 2008)</text:p></text:note-body></text:note> and slow, due to serialization</text:p>
        </text:list-item>
        <text:list-item>
          <text:p text:style-name="P1">All PartitionedHashMap processes know about each other, and can therefore make informed decisions as to what to do when a cluster membership change occurs. For example, a server to be stopped can migrate all of the keys it manages to the next server. With memcached, the entries hosted by a server S are lost when S goes down. Of course, this doesn't work when S crashes.</text:p>
        </text:list-item>
        <text:list-item>
          <text:p text:style-name="P1">Similat to the above point, when a cluster membership change (e.g. a new server S is started) occurs, then all servers check whether an entry hosted by them should actually be hosted by S. They will move all entries to be hosted by S to S. This has the advantage that entries don't have <text:soft-page-break/>to be re-read from the DB (for example) and inserted into the cache (as in memcached's case), but the cache rebalances itself automatically.</text:p>
        </text:list-item>
        <text:list-item>
          <text:p text:style-name="P1">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1">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item>
          <text:p text:style-name="P1">The connector (org.jgroups.blocks.MemcachedConnector) which is responsible for parsing the memcached protocol and invoking requests on PartitionedHashMap, PartitionedHashMap (org.jgroups.blocks.PartitionedHashMap) which represent the memcached implementation, the server (org.jgroups.demos.MemcachedServer) and the L1 and L2 caches (org.jgroups.blocks.Cache) can be assembled or replaced at will. Therefore it is simple to customize the JGroups memcached implementation; for example to use a different MemcachedConnector which parses a binary protocol (requiring matching client code of course).</text:p>
        </text:list-item>
      </text:list>
      <text:h text:style-name="Heading_20_3" text:outline-level="3">Typical use case</text:h>
      <text:p text:style-name="Text_20_body">Figure <text:sequence-ref text:reference-format="value" text:ref-name="refIllustration1">2</text:sequence-ref> shows a typical use case for which PartitionedHashMap was designed. </text:p>
      <text:p text:style-name="Text_20_body">Clients access a web application via Apache and forward HTTP requests for dynamic content via mod-jk to <text:s/>one of the nodes in the cluster. This is usually a servlet/JSP/JSF container such as JBoss, and the servlet then handles the request and returns an HTTP response.</text:p>
      <text:p text:style-name="Text_20_body">The servlet has to access the DB, and in a typical scenario for webapps, 10% of the requests to the DB are writes and 90% are reads.</text:p>
      <text:p text:style-name="Text_20_body">Because access to the DB is slow (due to the round trip to the DB server and the disk access), and because many clients might access the DB at the same time, therefore creating a bottleneck, the servlet uses PartitionedHashMap to cache the result of its access to the DB.</text:p>
      <text:p text:style-name="Text_20_body">This is very simple and could be done for example like this:</text:p>
      <text:list text:style-name="L2">
        <text:list-item>
          <text:p text:style-name="P2">Read(X)</text:p>
          <text:list>
            <text:list-item>
              <text:p text:style-name="P2">Read from the cache. If X was found in the cache, use it and don't access the DB</text:p>
            </text:list-item>
            <text:list-item>
              <text:p text:style-name="P2">If not, read from the DB and the place the result into the cache</text:p>
            </text:list-item>
            <text:list-item>
              <text:p text:style-name="P2">On the next read for X, it will be found in the cache (if not expired yet)</text:p>
            </text:list-item>
          </text:list>
        </text:list-item>
        <text:list-item>
          <text:p text:style-name="P2">Write(X)</text:p>
          <text:list>
            <text:list-item>
              <text:p text:style-name="P2">Write X to the DB</text:p>
            </text:list-item>
            <text:list-item>
              <text:p text:style-name="P2">Insert X into the cache</text:p>
            </text:list-item>
          </text:list>
        </text:list-item>
      </text:list>
      <text:p text:style-name="Text_20_body"><draw:frame draw:style-name="fr2" draw:name="Frame2" text:anchor-type="paragraph" svg:width="6.2327in" style:rel-width="90%" svg:height="5.5602in" fo:min-height="59%" draw:z-index="2"><draw:text-box><text:p text:style-name="Illustration"><draw:frame draw:style-name="fr3" draw:name="Object2" text:anchor-type="paragraph" svg:x="0in" svg:y="0in" svg:width="4.9854in" style:rel-width="80%" svg:height="4.7264in" style:rel-height="85%" draw:z-index="3"><draw:object xlink:href="../partitionedhashmap_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 typical use case for PartitionedHashMap</text:p></draw:text-box></draw:frame><text:soft-page-break/></text:p>
      <text:p text:style-name="Text_20_body">The local cache instance will hash each key K to either host A, B or C. So, for example, if the servlet on host A does a GET(K), and K is hashed to C, then the PartitionedHashMap on A will forward the GET(K) to C. C returns the value associated with K to A. If A has an L1 cache enabled, then A will cache K,V (depending on K's expiration time). The next time a client on A accesses K, V will be returned from A's L1 cache directly.</text:p>
      <text:h text:style-name="Heading_20_2" text:outline-level="2">Optimization</text:h>
      <text:p text:style-name="Text_20_body">Note that because we don't run Python clients, but Java clients, we could use a hardware load balancer which directs HTTP requests for static content to Apache, and dynamic content directly to one of the 3 JBoss servers, as shown in Fig. <text:sequence-ref text:reference-format="value" text:ref-name="refIllustration2">3</text:sequence-ref>.</text:p>
      <text:p text:style-name="Text_20_body">Note that we don't need sticky request balancing here (unless the servlet also accesses HTTP sessions which are replicated), but the cache is globally available. Of course, sticky request balancing might help increasing cache locality: if client C is always directed to host B, then B's L1 cache will already contain the most frequently accessed entries by C.</text:p>
      <text:p text:style-name="Text_20_body">Fig. <text:sequence-ref text:reference-format="value" text:ref-name="refIllustration2">3</text:sequence-ref> shows that the hardware load balancer let's Apache handle static web pages, but directs requests for dynamic content to one of the 3 servers.</text:p>
      <text:p text:style-name="Text_20_body">Over time, each of the 3 servers will build up a bounded cache of the most frequently accessed entries, </text:p>
      <text:p text:style-name="Text_20_body"><draw:frame draw:style-name="fr2" draw:name="Frame3" text:anchor-type="paragraph" svg:width="5.2634in" style:rel-width="76%" svg:height="4.3354in" fo:min-height="46%" draw:z-index="4"><draw:text-box><text:p text:style-name="Illustration"><draw:frame draw:style-name="fr4" draw:name="Object3" text:anchor-type="paragraph" svg:x="0.0016in" svg:y="0.0008in" svg:width="5.2634in" style:rel-width="100%" svg:height="4.3354in" style:rel-height="scale" draw:z-index="5"><draw:object xlink:href="../partitionedhashmap_opt.odg"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PartitionedHashMap with a hardware load balancer</text:p></draw:text-box></draw:frame><text:soft-page-break/></text:p>
      <text:p text:style-name="Text_20_body">and serve them directly from the L1 cache.</text:p>
      <text:p text:style-name="Text_20_body">Note the Fig. <text:sequence-ref text:reference-format="value" text:ref-name="refIllustration2">3</text:sequence-ref> shows that the PartitionedHashMap instances on hosts A, B and C form a cluster, so keys and values will get migrated on rehashing. While this is one large cluster, nothing prevents us from partitioning a large cluster into several smaller ones. For example, if we used mod-jk, we could create mod-jk domains, and only cluster the servers inside of one domain. So, if we had 3 domains, we'd have 3 different clusters.</text:p>
      <text:p text:style-name="Text_20_body">The advantage of partitioning a large cluster into multiple domains is that domains can be take down independently, e.g. for HW/SW upgrades.</text:p>
      <text:h text:style-name="Heading_20_2" text:outline-level="2">Tips and Tricks</text:h>
      <text:p text:style-name="Text_20_body">Don't enable bundling of unicast mess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3:56:32</dc:date>
    <meta:editing-cycles>45</meta:editing-cycles>
    <meta:editing-duration>P1DT0H3M32S</meta:editing-duration>
    <meta:user-defined meta:name="Info 1"/>
    <meta:user-defined meta:name="Info 2"/>
    <meta:user-defined meta:name="Info 3"/>
    <meta:user-defined meta:name="Info 4"/>
    <meta:document-statistic meta:table-count="0" meta:image-count="0" meta:object-count="3" meta:page-count="5" meta:paragraph-count="50" meta:word-count="1748" meta:character-count="9756"/>
  </office:meta>
</office:document-meta>
</file>